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dfc0" officeooo:paragraph-rsid="0003dfc0"/>
    </style:style>
    <style:style style:name="P2" style:family="paragraph" style:parent-style-name="Standard">
      <style:text-properties style:font-name="Ubuntu Mono" fo:font-size="9pt" officeooo:rsid="0003dfc0" officeooo:paragraph-rsid="0003dfc0" style:font-size-asian="9pt" style:font-size-complex="9pt"/>
    </style:style>
    <style:style style:name="P3" style:family="paragraph" style:parent-style-name="Standard">
      <style:text-properties style:font-name="Ubuntu Mono" fo:font-size="9pt" officeooo:paragraph-rsid="0003dfc0" style:font-size-asian="9pt" style:font-size-complex="9pt"/>
    </style:style>
    <style:style style:name="P4" style:family="paragraph" style:parent-style-name="Standard">
      <style:text-properties style:font-name="Ubuntu Mono" fo:font-size="9pt" officeooo:paragraph-rsid="000572af" style:font-size-asian="9pt" style:font-size-complex="9pt"/>
    </style:style>
    <style:style style:name="P5" style:family="paragraph" style:parent-style-name="Standard">
      <style:text-properties style:font-name="Ubuntu Mono" fo:font-size="9pt" officeooo:paragraph-rsid="00064272" style:font-size-asian="9pt" style:font-size-complex="9pt"/>
    </style:style>
    <style:style style:name="P6" style:family="paragraph" style:parent-style-name="Standard">
      <style:text-properties style:font-name="Ubuntu Mono" fo:font-size="9pt" officeooo:rsid="00095eb3" officeooo:paragraph-rsid="00095eb3" style:font-size-asian="9pt" style:font-size-complex="9pt"/>
    </style:style>
    <style:style style:name="P7" style:family="paragraph" style:parent-style-name="Standard">
      <style:text-properties style:font-name="Ubuntu Mono" fo:font-size="9pt" officeooo:rsid="0009735a" officeooo:paragraph-rsid="0009735a" style:font-size-asian="9pt" style:font-size-complex="9pt"/>
    </style:style>
    <style:style style:name="P8" style:family="paragraph" style:parent-style-name="Standard">
      <style:text-properties style:font-name="Ubuntu Mono" fo:font-size="9pt" officeooo:rsid="0009735a" officeooo:paragraph-rsid="000b5344" style:font-size-asian="9pt" style:font-size-complex="9pt"/>
    </style:style>
    <style:style style:name="T1" style:family="text">
      <style:text-properties officeooo:rsid="0003dfc0"/>
    </style:style>
    <style:style style:name="T2" style:family="text">
      <style:text-properties officeooo:rsid="000572af"/>
    </style:style>
    <style:style style:name="T3" style:family="text">
      <style:text-properties officeooo:rsid="00064272"/>
    </style:style>
    <style:style style:name="T4" style:family="text">
      <style:text-properties officeooo:rsid="0007f965"/>
    </style:style>
    <style:style style:name="T5" style:family="text">
      <style:text-properties officeooo:rsid="000b53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es el conjunto de instrucciones final a ejecutar. Estan para evitar perdidas de tiempo de ejecucion.</text:p>
      <text:p text:style-name="P2"/>
      <text:p text:style-name="P3"><text:span text:style-name="T1">00-Load</text:span><text:span text:style-name="T2">(</text:span><text:span text:style-name="T1">type, value):<text:tab/>Carga en la pila un valor constante.</text:span></text:p>
      <text:p text:style-name="P2">01-Store(index):<text:tab/><text:tab/>Toma un valor de la pila y en una variable.</text:p>
      <text:p text:style-name="P2">02-Load(index):<text:tab/><text:tab/>Carga en la pila el valor de una variable.</text:p>
      <text:p text:style-name="P4"><text:span text:style-name="T2">03-Call(</text:span><text:span text:style-name="T4">code</text:span><text:span text:style-name="T2">,argc):<text:tab/><text:tab/>Ejecuta un metodo con su cantidad de argumentos.</text:span></text:p>
      <text:p text:style-name="P5"><text:span text:style-name="T2">0</text:span><text:span text:style-name="T3">4</text:span><text:span text:style-name="T2">-</text:span><text:span text:style-name="T3">Return</text:span><text:span text:style-name="T2">(hasret):<text:tab/><text:tab/></text:span><text:span text:style-name="T3">Termina la ejecucion de un metodo indicando retorna algo</text:span></text:p>
      <text:p text:style-name="P6">05-NativeCall(context):<text:tab/>Ejecuta una funcion javascript nativa</text:p>
      <text:p text:style-name="P7">06-NewArray(type):<text:tab/><text:tab/>Crea una array del tamaño indicado en al cima de la pila</text:p>
      <text:p text:style-name="P8"><text:span text:style-name="T5">07-Duplicate():</text:span></text:p>
      <text:p text:style-name="P8"><text:span text:style-name="T5">08-SetIndex():</text:span></text:p>
      <text:p text:style-name="P8"><text:span text:style-name="T5">09-Pop(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editing-cycles>8</meta:editing-cycles>
    <meta:creation-date>2008-08-22T11:41:04</meta:creation-date>
    <dc:date>2012-11-17T15:52:16</dc:date>
    <meta:editing-duration>PT1H19M6S</meta:editing-duration>
    <meta:document-statistic meta:table-count="0" meta:image-count="0" meta:object-count="0" meta:page-count="1" meta:paragraph-count="11" meta:word-count="88" meta:character-count="603" meta:non-whitespace-character-count="521"/>
  </office:meta>
</office:document-meta>
</file>